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f407"/>
    </style:style>
    <style:style style:name="P2" style:family="paragraph" style:parent-style-name="Standard">
      <style:paragraph-properties fo:text-align="start" style:justify-single-word="false"/>
      <style:text-properties officeooo:paragraph-rsid="001df407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f407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2917"/>
    </style:style>
    <style:style style:name="T3" style:family="text">
      <style:text-properties officeooo:rsid="00031d1d"/>
    </style:style>
    <style:style style:name="T4" style:family="text">
      <style:text-properties officeooo:rsid="001eaafb"/>
    </style:style>
    <style:style style:name="T5" style:family="text">
      <style:text-properties officeooo:rsid="0022016f"/>
    </style:style>
    <style:style style:name="T6" style:family="text">
      <style:text-properties officeooo:rsid="00232917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5.01" style:data-style-name="N0">5.01</text:variable-set>: Force!</text:p>
      <text:p text:style-name="P2"/>
      <text:list xml:id="list4556835689056019377" text:style-name="L1">
        <text:list-item>
          <text:p text:style-name="P3">A <text:span text:style-name="T4">6</text:span>0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73303925114970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73303730144027" text:continue-numbering="true" text:style-name="L1">
        <text:list-item>
          <text:p text:style-name="P3">Two children are playing tug-o-war. <text:s/>Juan has a mass of <text:span text:style-name="T4">4</text:span>0 kg and pulls with a force of 20 N. Carlos has a mass of 20 <text:span text:style-name="T3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73303091862189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73302355655373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73303789404209" text:continue-numbering="true" text:style-name="L1">
        <text:list-item>
          <text:p text:style-name="P3">A car has a mass of <text:span text:style-name="T4">8</text:span>5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302364082123" text:continue-numbering="true" text:style-name="L1">
        <text:list-item>
          <text:p text:style-name="P3">A crane lifts a 1<text:span text:style-name="T4">2</text:span>00 kg steel girder. <text:s/>It causes the gi<text:span text:style-name="T5">r</text:span>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302463055207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302823415293" text:continue-numbering="true" text:style-name="L1">
        <text:list-item>
          <text:p text:style-name="P3"><text:soft-page-break/>You push a box across the floor with a force of <text:span text:style-name="T4">6</text:span>0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73304314015943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73303872885421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73302721845812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73303204061320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73303788417119" text:continue-numbering="true" text:style-name="L1">
        <text:list-item>
          <text:p text:style-name="P3">A 0.00<text:span text:style-name="T4">6</text:span>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73303250189073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73302927016218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73303206345186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32917"/>
    </style:style>
    <style:style style:name="MT2" style:family="text">
      <style:text-properties style:text-position="super 58%" officeooo:rsid="0023291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8-11-26T07:33:02.307818485" text:date-adjust="PT24H00M00S">11/27/18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5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30:02.777319555</meta:creation-date>
    <meta:editing-duration>PT2M52S</meta:editing-duration>
    <meta:editing-cycles>8</meta:editing-cycles>
    <meta:generator>LibreOffice/5.2.7.2$Linux_X86_64 LibreOffice_project/20$Build-2</meta:generator>
    <dc:date>2018-11-26T07:33:02.186896231</dc:date>
    <meta:document-statistic meta:table-count="0" meta:image-count="2" meta:object-count="0" meta:page-count="2" meta:paragraph-count="25" meta:word-count="316" meta:character-count="1495" meta:non-whitespace-character-count="1174"/>
  </office:meta>
</office:document-meta>
</file>